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703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1.27cm" fo:margin-right="0cm" fo:text-align="center" fo:text-indent="-1.27cm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margin-left="1.27cm" fo:margin-right="0cm" fo:text-align="center" fo:text-indent="-1.27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="none" draw:fill-color="#ffffff"/>
      <style:paragraph-properties fo:margin-left="1.27cm" fo:margin-right="0cm" fo:text-align="center" fo:text-indent="-1.27cm"/>
      <style:text-properties fo:color="#ffffff" style:font-name="Segoe UI" fo:font-size="32pt" fo:text-shadow="1pt 1pt" style:font-size-asian="32pt" style:font-size-complex="32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892cm" svg:height="3.063cm" svg:x="1.524cm" svg:y="0.762cm">
          <draw:text-box>
            <text:p text:style-name="P1"><text:span text:style-name="T1">HYMN #434</text:span></text:p>
            <text:p text:style-name="P1"><text:span text:style-name="T2">“</text:span><text:span text:style-name="T2">Lamb of God, Pure and Holy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5" draw:layer="layout" svg:width="24.892cm" svg:height="7.011cm" svg:x="1.524cm" svg:y="0.762cm">
          <draw:text-box>
            <text:p text:style-name="P1"><text:span text:style-name="T3">1. </text:span><text:span text:style-name="T4">Lamb of God, pure and holy,</text:span></text:p>
            <text:p text:style-name="P4"><text:span text:style-name="T4">Who on the cross didst suffer,</text:span></text:p>
            <text:p text:style-name="P4"><text:span text:style-name="T4">Ever patient and lowly,</text:span></text:p>
            <text:p text:style-name="P4"><text:span text:style-name="T4">Thyself to scorn didst off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4" draw:text-style-name="P5" draw:layer="layout" svg:width="24.892cm" svg:height="5.321cm" svg:x="1.524cm" svg:y="0.762cm">
          <draw:text-box>
            <text:p text:style-name="P1"><text:span text:style-name="T4">All sins Thou borest for us,</text:span><text:span text:style-name="T4"><text:line-break/></text:span><text:span text:style-name="T4">Else had despair reigned o’er us:</text:span></text:p>
            <text:p text:style-name="P4"><text:span text:style-name="T4">Have mercy on us, O Jesus! O Jesu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3" draw:text-style-name="P6" draw:layer="layout" svg:width="24.892cm" svg:height="7.011cm" svg:x="1.524cm" svg:y="0.863cm">
          <draw:text-box>
            <text:p text:style-name="P4"><text:span text:style-name="T5">2. </text:span><text:span text:style-name="T6">Lamb of God, pure and holy,</text:span></text:p>
            <text:p text:style-name="P4"><text:span text:style-name="T6">Who on the cross didst suffer,</text:span></text:p>
            <text:p text:style-name="P4"><text:span text:style-name="T6">Ever patient and lowly,</text:span></text:p>
            <text:p text:style-name="P4"><text:span text:style-name="T6">Thyself to scorn didst off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4" draw:text-style-name="P6" draw:layer="layout" svg:width="24.892cm" svg:height="5.321cm" svg:x="1.524cm" svg:y="0.775cm">
          <draw:text-box>
            <text:p text:style-name="P4"><text:span text:style-name="T6">All sins Thou borest for us,</text:span></text:p>
            <text:p text:style-name="P4"><text:span text:style-name="T6">Else had despair reigned o’er us:</text:span></text:p>
            <text:p text:style-name="P4"><text:span text:style-name="T6">Have mercy on us, O Jesus! O Jesu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3" draw:text-style-name="P6" draw:layer="layout" svg:width="24.892cm" svg:height="7.011cm" svg:x="1.524cm" svg:y="0.762cm">
          <draw:text-box>
            <text:p text:style-name="P4"><text:span text:style-name="T5">3. </text:span><text:span text:style-name="T6">Lamb of God, pure and holy,</text:span></text:p>
            <text:p text:style-name="P4"><text:span text:style-name="T6">Who on the cross didst suffer,</text:span></text:p>
            <text:p text:style-name="P4"><text:span text:style-name="T6">Ever patient and lowly,</text:span></text:p>
            <text:p text:style-name="P4"><text:span text:style-name="T6">Thyself to scorn didst off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5" draw:text-style-name="P8" draw:layer="layout" svg:width="24.892cm" svg:height="12.953cm" svg:x="1.524cm" svg:y="0.762cm">
          <draw:text-box>
            <text:p text:style-name="P4"><text:span text:style-name="T6">All sins Thou borest for us,</text:span></text:p>
            <text:p text:style-name="P4"><text:span text:style-name="T6">Else had despair reigned o’er us:</text:span></text:p>
            <text:p text:style-name="P4"><text:span text:style-name="T6">Thy peace be with us,</text:span></text:p>
            <text:p text:style-name="P4"><text:span text:style-name="T6">O Jesus! O Jesus!</text:span></text:p>
            <text:p text:style-name="P7"><text:span text:style-name="T7"><text:line-break/></text:span><text:span text:style-name="T7"/></text:p>
            <text:p text:style-name="P7"><text:span text:style-name="T8"/></text:p>
            <text:p text:style-name="P7"><text:span text:style-name="T9"><text:s text:c="9"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3T21:57:08.904000000</meta:creation-date>
    <dc:date>2019-04-17T23:24:06.834000000</dc:date>
    <meta:editing-duration>PT34M43S</meta:editing-duration>
    <meta:editing-cycles>7</meta:editing-cycles>
    <meta:generator>LibreOffice/6.1.5.2$Windows_X86_64 LibreOffice_project/90f8dcf33c87b3705e78202e3df5142b201bd805</meta:generator>
    <meta:document-statistic meta:object-count="126"/>
  </office:meta>
</office:document-meta>
</file>